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9.102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9.102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9.102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>
        <style:tab-stops>
          <style:tab-stop style:position="9.102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>
        <style:tab-stops>
          <style:tab-stop style:position="9.102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9.102cm"/>
        </style:tab-stops>
      </style:paragraph-properties>
      <style:text-properties fo:font-size="18pt" fo:font-weight="bold" style:font-size-asian="18pt" style:font-weight-asian="bold" style:font-weight-complex="bold"/>
    </style:style>
    <style:style style:name="P19" style:family="paragraph" style:parent-style-name="Standard">
      <style:text-properties officeooo:paragraph-rsid="001ac9d5"/>
    </style:style>
    <style:style style:name="P20" style:family="paragraph" style:parent-style-name="Standard">
      <style:paragraph-properties fo:margin-left="0.635cm" fo:margin-right="0cm" fo:text-indent="0cm" style:auto-text-indent="false"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.847cm" fo:margin-right="0cm" fo:text-indent="0cm" style:auto-text-indent="false"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2.117cm" fo:margin-right="0cm" fo:text-indent="0cm" style:auto-text-indent="false"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2.011cm" fo:margin-right="0cm" fo:text-indent="0cm" style:auto-text-indent="false"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.275cm" fo:margin-right="0cm" fo:text-indent="-0.275cm" style:auto-text-indent="false"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275cm" fo:margin-right="0cm" fo:text-indent="-0.275cm" style:auto-text-indent="false">
        <style:tab-stops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275cm" fo:margin-right="0cm" fo:text-indent="-0.275cm" style:auto-text-indent="false">
        <style:tab-stops>
          <style:tab-stop style:position="9.102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275cm" fo:margin-right="0cm" fo:line-height="150%" fo:text-indent="-0.275cm" style:auto-text-indent="false">
        <style:tab-stops>
          <style:tab-stop style:position="9.102cm"/>
        </style:tab-stops>
      </style:paragraph-properties>
    </style:style>
    <style:style style:name="P28" style:family="paragraph" style:parent-style-name="Standard">
      <style:paragraph-properties fo:margin-left="0.413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9" style:family="paragraph" style:parent-style-name="Heading_20_4" style:master-page-name="Standard">
      <style:paragraph-properties style:page-number="auto"/>
    </style:style>
    <style:style style:name="P30" style:family="paragraph" style:parent-style-name="Standard" style:list-style-name="WW8Num6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WW8Num22">
      <style:paragraph-properties>
        <style:tab-stops>
          <style:tab-stop style:position="1.789cm"/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32" style:family="paragraph" style:parent-style-name="Standard" style:list-style-name="WW8Num13">
      <style:paragraph-properties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WW8Num11">
      <style:paragraph-properties>
        <style:tab-stops>
          <style:tab-stop style:position="9.102cm"/>
        </style:tab-stops>
      </style:paragraph-properties>
      <style:text-properties fo:font-weight="bold" style:font-weight-asian="bold" style:font-weight-complex="bold"/>
    </style:style>
    <style:style style:name="P34" style:family="paragraph" style:parent-style-name="Standard" style:list-style-name="WW8Num6">
      <style:paragraph-properties fo:line-height="150%" fo:text-align="justify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c9d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weight-complex="bold"/>
    </style:style>
    <style:style style:name="T8" style:family="text">
      <style:text-properties officeooo:rsid="001df333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4">PRONUNCIATION</text:h>
      <text:p text:style-name="P2"/>
      <text:p text:style-name="Standard"><text:span text:style-name="T2">German alphabets are very similar to English. However, two more alphabets are used in German. The followings are the German alphabets with their names in English in brackets</text:span>:</text:p>
      <text:p text:style-name="Standard"/>
      <text:p text:style-name="P8">A (ah) <text:s text:c="6"/>B (be) <text:s text:c="5"/>C (ce) <text:s text:c="5"/>D (de) <text:s text:c="4"/>E (eh) <text:s text:c="5"/>F (eff) <text:s text:c="6"/>G (ge) </text:p>
      <text:p text:style-name="P8"><text:s text:c="21"/></text:p>
      <text:p text:style-name="P8">H (hah) <text:s text:c="5"/>I (ee) <text:s text:c="7"/>J (yot) <text:s text:c="6"/>K (ka) <text:s text:c="8"/>L (ell) <text:s text:c="9"/>M (emm) <text:s text:c="18"/></text:p>
      <text:p text:style-name="P8"/>
      <text:p text:style-name="P8">N (enn) <text:s text:c="3"/>O (oh) <text:s text:c="2"/>P (pe) <text:s text:c="4"/>Q (koo) <text:s text:c="4"/>R (err) <text:s text:c="6"/>S (ess) <text:s text:c="6"/>T (te) <text:s text:c="9"/></text:p>
      <text:p text:style-name="P8"/>
      <text:p text:style-name="P8">U (oo) <text:s text:c="6"/>V (fow) <text:s text:c="8"/>W (ve) <text:s text:c="4"/>X (iks) <text:s text:c="2"/>Y (ipsilon) <text:s text:c="7"/>Z (tsett)</text:p>
      <text:p text:style-name="P8"/>
      <text:p text:style-name="P8"><text:s text:c="29"/>ß (esstsett) <text:s text:c="8"/>. . (umlauts)</text:p>
      <text:p text:style-name="P10"><text:s/></text:p>
      <text:p text:style-name="P4">Out of twenty eight alphabets five are the vowels and the rest are consonants. There are some <text:s/>basic rules regarding the pronunciation of vowels :</text:p>
      <text:p text:style-name="P4"/>
      <text:list xml:id="list2927045948" text:style-name="WW8Num6">
        <text:list-item>
          <text:p text:style-name="P30">A vowel is short if followed by two consonants.</text:p>
        </text:list-item>
        <text:list-item>
          <text:p text:style-name="P30">A vowel is long if followed by single consonant, followed by 'h' or the same vowel coming twice.</text:p>
        </text:list-item>
        <text:list-item>
          <text:p text:style-name="P30">Unstressed vowels are usually short. In German generally the first syllable is stressed.</text:p>
        </text:list-item>
        <text:list-item>
          <text:p text:style-name="P34"><text:span text:style-name="T1">H</text:span><text:span text:style-name="T2"> is not pronounced after a vowel and ‘t’. ‘D’ is silent before ‘t’. Examples: Theater, Methode, Stadt </text:span></text:p>
        </text:list-item>
        <text:list-item>
          <text:p text:style-name="P30">In German the first letter of all the nouns are written in capital.</text:p>
        </text:list-item>
      </text:list>
      <text:p text:style-name="P5"/>
      <text:p text:style-name="P12"/>
      <text:p text:style-name="P12"/>
      <text:p text:style-name="P12"/>
      <text:p text:style-name="P12"><text:soft-page-break/></text:p>
      <text:p text:style-name="P12">Simple Vowels</text:p>
      <text:p text:style-name="P11"/>
      <text:p text:style-name="P7">Vowels <text:s text:c="3"/>Long/Short <text:s text:c="11"/>English Examples <text:s text:c="12"/>German Examples</text:p>
      <text:p text:style-name="P7"/>
      <text:p text:style-name="P19"><text:span text:style-name="T2"><text:s text:c="2"/>a <text:s text:c="16"/>short <text:s text:c="32"/>b</text:span><text:span text:style-name="T1">u</text:span><text:span text:style-name="T2">t, c</text:span><text:span text:style-name="T1">u</text:span><text:span text:style-name="T2">t <text:s text:c="30"/>Mann (man), lang (long), Pass (passport)</text:span></text:p>
      <text:p text:style-name="P19"><text:span text:style-name="T2"><text:tab/><text:tab/><text:tab/><text:tab/></text:span><text:span text:style-name="T3">(more like father, a little less stress on aa)</text:span></text:p>
      <text:p text:style-name="P3"/>
      <text:p text:style-name="P3"><text:s text:c="92"/></text:p>
      <text:p text:style-name="Standard"><text:span text:style-name="T2"><text:s/>aa, ah <text:s text:c="9"/>long <text:s text:c="34"/>f</text:span><text:span text:style-name="T1">a</text:span><text:span text:style-name="T2">ther <text:s text:c="33"/>Haar (hair), Bahn (path ), war (was), klar (clear) <text:s text:c="108"/></text:span></text:p>
      <text:p text:style-name="P3"><text:s text:c="95"/></text:p>
      <text:p text:style-name="P3"><text:s text:c="17"/></text:p>
      <text:p text:style-name="Standard"><text:span text:style-name="T2">e <text:s text:c="17"/>short <text:s text:c="33"/>p</text:span><text:span text:style-name="T1">e</text:span><text:span text:style-name="T2">n, b</text:span><text:span text:style-name="T1">e</text:span><text:span text:style-name="T2">t <text:s text:c="30"/>denn (then), Fest (festival) , lernen (to learn)</text:span></text:p>
      <text:p text:style-name="P3"><text:s text:c="12"/></text:p>
      <text:p text:style-name="P7"><text:s text:c="66"/></text:p>
      <text:p text:style-name="Standard"><text:span text:style-name="T2">ee, eh <text:s text:c="10"/>long <text:s text:c="33"/>p</text:span><text:span text:style-name="T1">ai</text:span><text:span text:style-name="T2">n, m</text:span><text:span text:style-name="T1">ai</text:span><text:span text:style-name="T2">l <text:s text:c="28"/>Meer (sea), leer (empty), sehen (to see), mehr (more), der (the)</text:span></text:p>
      <text:p text:style-name="P3"><text:s text:c="74"/></text:p>
      <text:p text:style-name="P3"/>
      <text:p text:style-name="P15"/>
      <text:p text:style-name="Standard"><text:span text:style-name="T5">'e' at the end of a word is usually pronounced like 'b</text:span><text:span text:style-name="T6">u</text:span><text:span text:style-name="T5">t'.</text:span></text:p>
      <text:p text:style-name="P3"/>
      <text:p text:style-name="P3"/>
      <text:p text:style-name="Standard"><text:span text:style-name="T2">i <text:s text:c="17"/>short <text:s text:c="36"/>b</text:span><text:span text:style-name="T1">i</text:span><text:span text:style-name="T2">t, f</text:span><text:span text:style-name="T1">i</text:span><text:span text:style-name="T2">t <text:s text:c="34"/>Kind (child), Bild (picture), finden (to find), ist (is)</text:span></text:p>
      <text:p text:style-name="P3"/>
      <text:p text:style-name="P3"><text:s text:c="79"/></text:p>
      <text:p text:style-name="P17"><text:span text:style-name="T2">ii, ih <text:s text:c="11"/>long <text:s text:c="38"/>d</text:span><text:span text:style-name="T1">ee</text:span><text:span text:style-name="T2">p, s</text:span><text:span text:style-name="T1">ee </text:span><text:s text:c="27"/><text:span text:style-name="T2">variieren (to vary), ihm (to him), Paris, Mathematik</text:span></text:p>
      <text:p text:style-name="P6"><text:s text:c="76"/></text:p>
      <text:p text:style-name="P6"/>
      <text:p text:style-name="P17"><text:span text:style-name="T2">o <text:s text:c="15"/>short <text:s text:c="37"/>n</text:span><text:span text:style-name="T1">o</text:span><text:span text:style-name="T2">t, h</text:span><text:span text:style-name="T1">o</text:span><text:span text:style-name="T2">t <text:s text:c="33"/>oft (often), kommen (to come), Post, offen (open)</text:span></text:p>
      <text:p text:style-name="P6"><text:s text:c="78"/></text:p>
      <text:p text:style-name="P6"/>
      <text:p text:style-name="P17"><text:soft-page-break/><text:span text:style-name="T2">oo, oh <text:s text:c="9"/>long <text:s text:c="38"/>t</text:span><text:span text:style-name="T1">o</text:span><text:span text:style-name="T2">ne, n</text:span><text:span text:style-name="T1">o</text:span><text:span text:style-name="T2">te <text:s text:c="28"/>Boot (boat), Ton (tone), ohne (without), rot (red), Brot (bread) </text:span></text:p>
      <text:p text:style-name="P6"/>
      <text:p text:style-name="P6"><text:s text:c="76"/></text:p>
      <text:p text:style-name="P6"/>
      <text:p text:style-name="P6"/>
      <text:p text:style-name="P6"><text:s text:c="2"/></text:p>
      <text:p text:style-name="P17"><text:span text:style-name="T2"><text:s text:c="2"/>u <text:s text:c="17"/>short <text:s text:c="34"/>p</text:span><text:span text:style-name="T1">u</text:span><text:span text:style-name="T2">t, </text:span><text:span text:style-name="T1">U</text:span><text:span text:style-name="T2">ma <text:s text:c="29"/>Mutter (mother), Butter(butter) Grund (ground), und (and)</text:span></text:p>
      <text:p text:style-name="P6"/>
      <text:p text:style-name="P6"><text:s text:c="77"/></text:p>
      <text:p text:style-name="P6"/>
      <text:p text:style-name="P17"><text:span text:style-name="T2"><text:s/>uu,uh <text:s text:c="11"/>long <text:s text:c="35"/>f</text:span><text:span text:style-name="T1">oo</text:span><text:span text:style-name="T2">d, r</text:span><text:span text:style-name="T1">u</text:span><text:span text:style-name="T2">le <text:s text:c="24"/>Vakuum (vacuum), Uhr (watch), Stuhl (chair), Kuh (cow), gut (good) <text:s text:c="16"/></text:span></text:p>
      <text:p text:style-name="P6"><text:s text:c="130"/></text:p>
      <text:p text:style-name="P6"><text:s text:c="3"/></text:p>
      <text:p text:style-name="P6"><text:s text:c="96"/></text:p>
      <text:p text:style-name="P13">Diphthongs ( combination of vowels)</text:p>
      <text:p text:style-name="P13"/>
      <text:p text:style-name="P9"/>
      <text:p text:style-name="P16"><text:s text:c="2"/>There are mainly five diphthongs in German language.</text:p>
      <text:p text:style-name="P16"/>
      <text:p text:style-name="P6"><text:s text:c="39"/>AI &amp; EI, <text:s text:c="2"/>AU, <text:s text:c="2"/>EU, <text:s/>IE</text:p>
      <text:p text:style-name="P6"/>
      <text:p text:style-name="P9">Diphthongs <text:s text:c="22"/>English Examples <text:s text:c="22"/>German examples</text:p>
      <text:p text:style-name="P9"/>
      <text:p text:style-name="P17"><text:span text:style-name="T2">AI &amp; EI <text:s text:c="39"/>m</text:span><text:span text:style-name="T1">i</text:span><text:span text:style-name="T2">ne, h</text:span><text:span text:style-name="T1">ei</text:span><text:span text:style-name="T2">ght <text:s text:c="32"/>klein (small), Mai (May), </text:span></text:p>
      <text:p text:style-name="P6"><text:s text:c="111"/>drei (three), Rhein, Mainz</text:p>
      <text:p text:style-name="P6"/>
      <text:p text:style-name="P17"><text:span text:style-name="T2">AU <text:s text:c="48"/>h</text:span><text:span text:style-name="T1">ou</text:span><text:span text:style-name="T2">se <text:s text:c="42"/>Haus (house), Baum (tree), </text:span></text:p>
      <text:p text:style-name="P6"><text:s text:c="112"/>blau(blue), Frau(wife)</text:p>
      <text:p text:style-name="P6"><text:s text:c="2"/></text:p>
      <text:p text:style-name="P17"><text:span text:style-name="T2">EU <text:s text:c="48"/>b</text:span><text:span text:style-name="T1">oy</text:span><text:span text:style-name="T2"> <text:s text:c="47"/>neu (new), heute (today), neun</text:span></text:p>
      <text:p text:style-name="P6"><text:s text:c="114"/>(nine), Freund (friend)</text:p>
      <text:p text:style-name="P6"><text:soft-page-break/></text:p>
      <text:p text:style-name="P17"><text:span text:style-name="T2">IE <text:s text:c="49"/>th</text:span><text:span text:style-name="T1">ie</text:span><text:span text:style-name="T2">f <text:s text:c="46"/>die (the), wie (how), wieder (again),</text:span></text:p>
      <text:p text:style-name="P6"><text:s text:c="117"/>hier (here)</text:p>
      <text:p text:style-name="P6"/>
      <text:p text:style-name="P6"/>
      <text:p text:style-name="P6"/>
      <text:p text:style-name="P13">Modified Vowels</text:p>
      <text:p text:style-name="P14"/>
      <text:p text:style-name="P6"><text:s text:c="33"/>The followings are the modified vowels:</text:p>
      <text:p text:style-name="P6"/>
      <text:p text:style-name="P17"><text:span text:style-name="T2"><text:s/></text:span><text:span text:style-name="T7">Ä (ae) <text:s text:c="9"/></text:span></text:p>
      <text:p text:style-name="P18">Ö (oe) <text:s text:c="9"/></text:p>
      <text:p text:style-name="P18">Ü (ue) <text:s text:c="9"/></text:p>
      <text:p text:style-name="P18">Äu </text:p>
      <text:p text:style-name="P18"/>
      <text:p text:style-name="P18"/>
      <text:p text:style-name="P9"><text:s text:c="3"/>Vowels <text:s text:c="19"/>English Examples <text:s text:c="23"/>German Examples</text:p>
      <text:p text:style-name="P9"/>
      <text:p text:style-name="P17"><text:span text:style-name="T2"><text:s text:c="7"/>ä <text:s text:c="35"/>c</text:span><text:span text:style-name="T1">a</text:span><text:span text:style-name="T2">re <text:s text:c="53"/>spät(late), Lärm(noise),</text:span></text:p>
      <text:p text:style-name="P6"><text:s text:c="107"/>Qualität (quality)</text:p>
      <text:p text:style-name="P6"/>
      <text:p text:style-name="P17"><text:span text:style-name="T2"><text:s text:c="7"/>ö <text:s text:c="34"/>w</text:span><text:span text:style-name="T1">o</text:span><text:span text:style-name="T2">rth <text:s text:c="28"/></text:span><text:span text:style-name="T4"><text:s text:c="24"/>ö</text:span><text:span text:style-name="T2">l (oil), können (can),</text:span></text:p>
      <text:p text:style-name="P6"><text:s text:c="101"/>schön(beautiful), Lösung (solution)</text:p>
      <text:p text:style-name="P6"><text:s text:c="84"/></text:p>
      <text:p text:style-name="P17"><text:span text:style-name="T2"><text:s text:c="6"/>ü <text:s text:c="36"/>ac</text:span><text:span text:style-name="T1">u</text:span><text:span text:style-name="T2">te <text:s text:c="59"/>füllen ( to fill), für (for), <text:s/></text:span></text:p>
      <text:p text:style-name="P6"><text:s text:c="104"/>fünf (five), müssen (must)</text:p>
      <text:p text:style-name="P6"><text:s text:c="2"/></text:p>
      <text:p text:style-name="P6"><text:s text:c="6"/>äu <text:s text:c="36"/>boy <text:s/><text:span text:style-name="T8">(like eu)</text:span> <text:s text:c="46"/>Häuser (houses), Fräulein (miss)</text:p>
      <text:p text:style-name="P6"><text:s text:c="83"/></text:p>
      <text:p text:style-name="P6"><text:s text:c="99"/></text:p>
      <text:p text:style-name="P6"><text:soft-page-break/></text:p>
      <text:p text:style-name="P6"/>
      <text:p text:style-name="P17"/>
      <text:p text:style-name="P17"/>
      <text:p text:style-name="P6"/>
      <text:p text:style-name="P13">Consonants</text:p>
      <text:p text:style-name="P14"/>
      <text:p text:style-name="P9"/>
      <text:p text:style-name="P6">B <text:s text:c="3"/>(i) <text:s text:c="3"/>At the beginning of a syllable, it is pronounced like ‘b’ in bread. </text:p>
      <text:p text:style-name="P6"><text:s text:c="15"/>Examples: Brot (bread), Bruder (brother), Butter (butter)</text:p>
      <text:p text:style-name="P6"/>
      <text:p text:style-name="P20"><text:s/>(ii) <text:s/>At the end of a syllable, it is pronounced like ‘p’ in pen. Examples:</text:p>
      <text:p text:style-name="P20"><text:s text:c="9"/>halb (half), Kalb (calf), blieb ( stayed).</text:p>
      <text:p text:style-name="P20"/>
      <text:p text:style-name="P6">CH <text:s/>(i) <text:s text:c="4"/>After a, o, u <text:s/>and <text:s/>au <text:s/>it is pronounced like kh .Examples:</text:p>
      <text:p text:style-name="P6"><text:s text:c="18"/>Bach (stream),Loch (hole), Buch (book), auch (also).</text:p>
      <text:p text:style-name="P6"/>
      <text:p text:style-name="P6"><text:s text:c="8"/>(ii) <text:s text:c="2"/>After <text:s/>i, e, eu, modified vowels and l, r <text:s/>it is pronounced like ‘sh’ as <text:s/>in</text:p>
      <text:p text:style-name="P6"><text:s text:c="16"/>shot. Examples : <text:s/>ich (I), brechen (to break), euch (you), lächeln </text:p>
      <text:p text:style-name="P6"><text:s text:c="17"/>(to smile), möchte ( would like), Bücher(books), Milch(milk), </text:p>
      <text:p text:style-name="P6"><text:s text:c="17"/>durch (through).</text:p>
      <text:p text:style-name="P6"/>
      <text:p text:style-name="P6">D <text:s text:c="3"/>(i) <text:s text:c="5"/>At the beginning of a syllable, it is pronounced like ‘d’ in did.</text:p>
      <text:p text:style-name="P6"><text:s text:c="16"/>Examples: der(the), Drama, durch</text:p>
      <text:p text:style-name="P6"/>
      <text:list xml:id="list3080264581" text:style-name="WW8Num22">
        <text:list-item>
          <text:p text:style-name="P31">At the end of a syllable, it is pronounced lik ‘t’ in ten. Examples: </text:p>
        </text:list-item>
      </text:list>
      <text:p text:style-name="P6"><text:s text:c="17"/>Hand, Bad (bath room), Kind (child), und (and), Freund (friend).</text:p>
      <text:p text:style-name="P6"/>
      <text:p text:style-name="P6">G <text:s text:c="4"/>(i) <text:s text:c="3"/>At the beginning of a syllable, it is pronounced like g in good.</text:p>
      <text:p text:style-name="P6"><text:s text:c="16"/>Examples: gut(good), geben (to give), Geologie (Geology).</text:p>
      <text:p text:style-name="P6"/>
      <text:list xml:id="list3400756105" text:style-name="WW8Num13">
        <text:list-item>
          <text:p text:style-name="P32">At the end of a syllable, it is pronounced like k in king. Examples: </text:p>
        </text:list-item>
      </text:list>
      <text:p text:style-name="P21"><text:s text:c="12"/>Tag (day), Zug (train), Weg (way), täglich (daily).</text:p>
      <text:p text:style-name="P6"><text:soft-page-break/></text:p>
      <text:list xml:id="list114251982425996" text:continue-numbering="true" text:style-name="WW8Num13">
        <text:list-item>
          <text:p text:style-name="P32">‘ig’ at the end of a word is pronounced like ‘sh’ in ich. Examples: </text:p>
        </text:list-item>
      </text:list>
      <text:p text:style-name="P22">wenig (little), König (king), zwanzig (twenty).</text:p>
      <text:p text:style-name="P6"/>
      <text:p text:style-name="P22"/>
      <text:p text:style-name="P6">J <text:s text:c="11"/>It is pronounced like ‘y’ in yes. Examples: ja (yes), Jahr (year), Juli (july), Japan</text:p>
      <text:p text:style-name="P6"><text:s text:c="5"/></text:p>
      <text:p text:style-name="P6"/>
      <text:p text:style-name="P6">S <text:s text:c="8"/>(i) <text:s text:c="5"/>At the beginning of a syllable, it is pronounced like ‘z’ in zero.</text:p>
      <text:p text:style-name="P6"><text:s text:c="20"/>Examples: sein (his), besuchen (to visit), sagen (to say), Rose (rose).</text:p>
      <text:p text:style-name="P6"/>
      <text:list xml:id="list467481647" text:style-name="WW8Num11">
        <text:list-item>
          <text:p text:style-name="P33">At the end of a syllable, it is pronounced like ‘s’ in sing. Examples: </text:p>
        </text:list-item>
      </text:list>
      <text:p text:style-name="P6"><text:s text:c="22"/>das (the), was (what), Glas (glass), Haus (house).</text:p>
      <text:p text:style-name="P6"/>
      <text:p text:style-name="P6"/>
      <text:p text:style-name="P6">SCH/SP/ST <text:s text:c="7"/>These all are pronounced like ‘sh’ in shoe. Examples : </text:p>
      <text:p text:style-name="P6"><text:s text:c="29"/>Fisch (fish), Sprache (language), Student</text:p>
      <text:p text:style-name="P23"/>
      <text:p text:style-name="P24"><text:s text:c="4"/>V <text:s text:c="5"/>(i) <text:s/>At the beginning of a syllable, it is pronounced like ‘f’ in father.</text:p>
      <text:p text:style-name="P24"><text:s text:c="18"/>Examples : <text:s/>Vater (father), verstehen (to understand), viel (much)</text:p>
      <text:p text:style-name="P24"/>
      <text:p text:style-name="P24"><text:s text:c="13"/>(ii) It is pronounced like ‘v’ in very in the words of foreign origin.</text:p>
      <text:p text:style-name="P24"><text:s text:c="19"/>Examples : <text:s/>Universität (university), November, Aktivität (activity)</text:p>
      <text:p text:style-name="P24"/>
      <text:p text:style-name="P24"><text:s text:c="3"/>W <text:s text:c="8"/>It is pronounced like v in very. Examples : Wetter (weather), wenn </text:p>
      <text:p text:style-name="P24"><text:s text:c="15"/>(when), Wasser (water), warten (to wait)</text:p>
      <text:p text:style-name="P24"/>
      <text:p text:style-name="P24"><text:s text:c="3"/>X <text:s text:c="8"/>It is pronounced like ‘x’ in fox. Examples :Taxi, Examen (examination),</text:p>
      <text:p text:style-name="P24"><text:s text:c="14"/>Axt (axe).</text:p>
      <text:p text:style-name="P24"/>
      <text:p text:style-name="P24"><text:s text:c="3"/>Y <text:s text:c="9"/>It is pronounced like ‘ü’ in für. Examples : Physik (physics) Lyrik <text:s/></text:p>
      <text:p text:style-name="P24"><text:s text:c="16"/>(lyrics), typisch (typical).</text:p>
      <text:p text:style-name="P24"/>
      <text:p text:style-name="P24"><text:soft-page-break/><text:s text:c="4"/>Z <text:s text:c="9"/>It is pronounced like ‘ts’ in cats. <text:s/>Examples: zu (to), zehn (ten), zeigen (to show),</text:p>
      <text:p text:style-name="P24"><text:s text:c="19"/>Zigarette (cigarette).</text:p>
      <text:p text:style-name="P24"/>
      <text:p text:style-name="P24"><text:s text:c="5"/>ß <text:s text:c="4"/>It is pronounced like ‘ss’. Examples: muß (must)</text:p>
      <text:p text:style-name="P24"/>
      <text:p text:style-name="P26"><text:s text:c="5"/></text:p>
      <text:p text:style-name="P27"><text:span text:style-name="T2"><text:s/></text:span><text:span text:style-name="T5">The following <text:s/>consonants are pronounced very similar to English.</text:span></text:p>
      <text:p text:style-name="P24"><text:s text:c="7"/>F <text:s text:c="8"/>Frau (wife), frei (free), laufen (to run)</text:p>
      <text:p text:style-name="P24"/>
      <text:p text:style-name="P24"><text:s text:c="7"/>H <text:s text:c="7"/>Haus (house), haben (to have), Hammer</text:p>
      <text:p text:style-name="P24"/>
      <text:p text:style-name="P24"><text:s text:c="7"/>K <text:s text:c="7"/>klein (small), kommen, Kopie</text:p>
      <text:p text:style-name="P24"/>
      <text:p text:style-name="P24"><text:s text:c="7"/>L <text:s text:c="8"/>lachen (to laugh), Loch (hole), leben (to live)</text:p>
      <text:p text:style-name="P24"/>
      <text:p text:style-name="P24"><text:s text:c="6"/>M <text:s text:c="7"/>Mann (man/husband), mein (my), Mutter (mother)</text:p>
      <text:p text:style-name="P24"><text:s text:c="4"/></text:p>
      <text:p text:style-name="P24"><text:s text:c="6"/>N <text:s text:c="8"/>nein (no), neun (nine), Nacht (night)</text:p>
      <text:p text:style-name="P24"><text:s text:c="4"/></text:p>
      <text:p text:style-name="P24"><text:s text:c="6"/>P <text:s text:c="7"/>Post, Papier (paper), Prost (cheers)</text:p>
      <text:p text:style-name="P24"><text:s text:c="5"/></text:p>
      <text:p text:style-name="P24"><text:s text:c="6"/>Q <text:s text:c="8"/>Qualität,Quantität</text:p>
      <text:p text:style-name="P24"><text:s text:c="4"/></text:p>
      <text:p text:style-name="P24"><text:s text:c="6"/>R <text:s text:c="8"/>Haar (hair), <text:s/>rauchen (to smoke), Wasser (water)</text:p>
      <text:p text:style-name="P25"><text:s text:c="4"/><text:tab/></text:p>
      <text:p text:style-name="P24"><text:s text:c="6"/>T <text:s text:c="7"/>Tee (tea), trinken (to drink), Tochter (daughter)</text:p>
      <text:p text:style-name="P24"/>
      <text:p text:style-name="P28"/>
      <text:p text:style-name="P2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fo:language="en" fo:country="US" fo:font-weight="bold" style:font-size-asian="16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weight="bold" style:font-weight-asian="bold" style:font-weight-complex="bold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weight="bold" style:font-weight-asian="bold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105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2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001cm" fo:text-indent="-0.318cm" fo:margin-left="4.001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811cm" fo:text-indent="-0.318cm" fo:margin-left="7.811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621cm" fo:text-indent="-0.318cm" fo:margin-left="11.6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000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i" text:start-value="2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i" text:start-value="2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2" text:style-name="WW8Num1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WW8Num1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022cm" fo:text-indent="-0.318cm" fo:margin-left="4.022cm"/>
        </style:list-level-properties>
      </text:list-level-style-number>
      <text:list-level-style-number text:level="4" text:style-name="WW8Num13z3" style:num-suffix="." style:num-format="1" text:display-levels="2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6" text:style-name="WW8Num1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832cm" fo:text-indent="-0.318cm" fo:margin-left="7.832cm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642cm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6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WW8Num1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 text:start-value="1346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i" text:start-value="2">
        <style:list-level-properties text:list-level-position-and-space-mode="label-alignment">
          <style:list-level-label-alignment text:label-followed-by="listtab" text:list-tab-stop-position="2.011cm" fo:text-indent="-1.27cm" fo:margin-left="2.011cm"/>
        </style:list-level-properties>
      </text:list-level-style-number>
      <text:list-level-style-number text:level="2" text:style-name="WW8Num2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22z3" style:num-suffix="." style:num-format="1" text:display-levels="2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2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2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22z6" style:num-suffix="." style:num-format="1" text:display-levels="2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2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2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7.94cm" fo:page-height="21.59cm" style:num-format="1" style:print-orientation="landscape" fo:margin-top="1.27cm" fo:margin-bottom="2.54cm" fo:margin-left="2.54cm" fo:margin-right="2.54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6"><draw:text-box fo:min-height="0.058cm" fo:min-width="0.041cm"><text:p text:style-name="Header"><text:span text:style-name="Page_20_Number"><text:page-number text:select-page="current">7</text:page-number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PRONUNCIATION</dc:title>
    <dc:subject/>
    <meta:keyword/>
    <dc:description/>
    <meta:initial-creator>Administrator</meta:initial-creator>
    <meta:creation-date>2008-01-06T10:24:00</meta:creation-date>
    <dc:date>2021-01-12T11:42:51.381747089</dc:date>
    <meta:print-date>2018-08-01T12:32:00</meta:print-date>
    <meta:editing-cycles>4</meta:editing-cycles>
    <meta:editing-duration>PT32M37S</meta:editing-duration>
    <meta:generator>LibreOffice/7.0.2.2$Linux_X86_64 LibreOffice_project/3a01483fc371ab18cfca4bab0d636937da5eaf70</meta:generator>
    <meta:document-statistic meta:table-count="0" meta:image-count="0" meta:object-count="0" meta:page-count="7" meta:paragraph-count="135" meta:word-count="958" meta:character-count="10214" meta:non-whitespace-character-count="4611"/>
  </office:meta>
</office:document-meta>
</file>